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f0000" style:font-name="Cantarell Extra Bold" fo:font-size="300pt" fo:font-weight="bold" officeooo:rsid="00015967" officeooo:paragraph-rsid="00015967" fo:background-color="transparent" style:font-size-asian="300pt" style:font-weight-asian="bold" style:font-size-complex="30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ee2020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83cf39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009933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6bb7ec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color="#1b49dd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color="#231977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dddd00" style:font-name="Cantarell Extra Bold" fo:font-size="300pt" fo:font-weight="bold" officeooo:rsid="00015967" officeooo:paragraph-rsid="00015967" style:font-size-asian="300pt" style:font-weight-asian="bold" style:font-size-complex="30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/text:p>
      <text:p text:style-name="P2">S</text:p>
      <text:p text:style-name="P3">MP</text:p>
      <text:p text:style-name="P4">C</text:p>
      <text:p text:style-name="P5">L</text:p>
      <text:p text:style-name="P6">M</text:p>
      <text:p text:style-name="P7">KD</text:p>
      <text:p text:style-name="P8">S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4:48:48.642941084</meta:creation-date>
    <dc:date>2020-06-19T01:01:49.633711610</dc:date>
    <meta:editing-duration>PT57M59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8" meta:paragraph-count="8" meta:word-count="8" meta:character-count="11" meta:non-whitespace-character-count="11"/>
  </office:meta>
</office:document-meta>
</file>